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230μm</text:p>
            <text:p>Absorber = .5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 text:style-name="P3"><text:span text:style-name="T2">Small Ring</text:span></text:p>
            <text:p text:style-name="P3"><text:span text:style-name="T3">US Sizes 4 – 5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01:12:05</dc:date>
    <dc:creator>jose </dc:creator>
    <meta:editing-duration>PT32M48S</meta:editing-duration>
    <meta:editing-cycles>10</meta:editing-cycles>
    <meta:generator>LibreOffice/3.6$Linux_X86_64 LibreOffice_project/360m1$Build-2</meta:generator>
    <meta:document-statistic meta:object-count="84"/>
  </office:meta>
</office:document-meta>
</file>